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paragraph-rsid="00c20b50"/>
    </style:style>
    <style:style style:name="P3" style:family="paragraph" style:parent-style-name="Standard">
      <style:text-properties officeooo:rsid="00c347ea" officeooo:paragraph-rsid="00c347ea"/>
    </style:style>
    <style:style style:name="P4" style:family="paragraph" style:parent-style-name="Standard">
      <style:text-properties officeooo:paragraph-rsid="00c347ea"/>
    </style:style>
    <style:style style:name="P5" style:family="paragraph" style:parent-style-name="Standard">
      <style:text-properties officeooo:rsid="00c4cec1" officeooo:paragraph-rsid="00c4cec1"/>
    </style:style>
    <style:style style:name="P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ad5dd9" officeooo:paragraph-rsid="00c347ea" style:font-size-asian="20pt" style:font-weight-asian="bold" style:font-size-complex="20pt" style:font-weight-complex="bold"/>
    </style:style>
    <style:style style:name="P7" style:family="paragraph" style:parent-style-name="Standard">
      <style:text-properties officeooo:rsid="00c347ea" officeooo:paragraph-rsid="00c20b50"/>
    </style:style>
    <style:style style:name="P8" style:family="paragraph" style:parent-style-name="Standard">
      <style:text-properties officeooo:rsid="00c6b366" officeooo:paragraph-rsid="00c6b366"/>
    </style:style>
    <style:style style:name="P9" style:family="paragraph" style:parent-style-name="Standard">
      <style:text-properties fo:font-size="18pt" officeooo:rsid="00c6b366" officeooo:paragraph-rsid="00c6b366"/>
    </style:style>
    <style:style style:name="P10" style:family="paragraph" style:parent-style-name="Standard">
      <style:text-properties officeooo:paragraph-rsid="00c6b366"/>
    </style:style>
    <style:style style:name="T1" style:family="text">
      <style:text-properties officeooo:rsid="00cb405d"/>
    </style:style>
    <style:style style:name="T2" style:family="text">
      <style:text-properties officeooo:rsid="00d435b3"/>
    </style:style>
    <style:style style:name="T3" style:family="text">
      <style:text-properties style:font-name="Times New Roman1" officeooo:rsid="006855d6" style:font-name-asian="Times New Roman1" style:font-name-complex="Times New Roman1"/>
    </style:style>
    <style:style style:name="T4" style:family="text">
      <style:text-properties officeooo:rsid="00c347ea"/>
    </style:style>
    <style:style style:name="T5" style:family="text">
      <style:text-properties officeooo:rsid="00c20b50"/>
    </style:style>
    <style:style style:name="T6" style:family="text">
      <style:text-properties fo:font-size="18pt"/>
    </style:style>
    <style:style style:name="T7" style:family="text">
      <style:text-properties fo:font-size="18pt" officeooo:rsid="00c347ea"/>
    </style:style>
    <style:style style:name="T8" style:family="text">
      <style:text-properties fo:font-size="18pt" officeooo:rsid="00c6b366"/>
    </style:style>
    <style:style style:name="T9" style:family="text">
      <style:text-properties officeooo:rsid="00c6b3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Cercles </text:span><text:span text:style-name="T3">−</text:span><text:span text:style-name="T1"> Médiatrices</text:span></text:p>
      <text:p text:style-name="Standard"/>
      <text:p text:style-name="P7"><text:span text:style-name="T7"/></text:p>
      <text:p text:style-name="P8"><text:span text:style-name="T6">Cercles</text:span></text:p>
      <text:p text:style-name="P9">p170 : 27, 29, 30</text:p>
      <text:p text:style-name="P9">p171 : 35, 36, 38</text:p>
      <text:p text:style-name="P9">p173 : 51, 53</text:p>
      <text:p text:style-name="P9">p175 : 64, 65</text:p>
      <text:p text:style-name="P9">p177 : 74, 75</text:p>
      <text:p text:style-name="P3"/>
      <text:p text:style-name="P3"/>
      <text:p text:style-name="P10"><text:span text:style-name="T4">Médiatrices </text:span><text:span text:style-name="T8">avec c</text:span><text:span text:style-name="T4">onstructions à la règle et au compas</text:span></text:p>
      <text:p text:style-name="P9">p212 : 28</text:p>
      <text:p text:style-name="P9">p215 : 48, 50</text:p>
      <text:p text:style-name="P9">p217 : 58, 60</text:p>
      <text:p text:style-name="P9">p218 : 64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style:font-name="Times New Roman2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1-01-08T23:34:07.18</meta:creation-date>
    <meta:editing-duration>PT14H16M9S</meta:editing-duration>
    <meta:editing-cycles>153</meta:editing-cycles>
    <meta:generator>LibreOffice/6.4.7.2$Linux_X86_64 LibreOffice_project/40$Build-2</meta:generator>
    <meta:initial-creator>Véronique et Thibaud FONTANET</meta:initial-creator>
    <dc:date>2022-10-25T11:31:49.696335455</dc:date>
    <meta:print-date>2021-01-04T09:36:06.738044778</meta:print-date>
    <meta:document-statistic meta:table-count="0" meta:image-count="0" meta:object-count="0" meta:page-count="1" meta:paragraph-count="12" meta:word-count="49" meta:character-count="199" meta:non-whitespace-character-count="162"/>
  </office:meta>
</office:document-meta>
</file>